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1">Ramus 1.2.1. Работа с формулами</text:h>
      <text:p text:style-name="P1">Значения атрибутов элементов классификаторов в Ramus могут заполнятся автоматически с помощью формул. Формула формируется из функций, переменных и операторов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19T18:01:17</meta:creation-date>
    <dc:date>2009-11-19T19:13:37</dc:date>
    <meta:editing-duration>PT01H12M22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" meta:paragraph-count="2" meta:word-count="24" meta:character-count="189"/>
  </office:meta>
</office:document-meta>
</file>